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JMSSampler.setConnectionFactory( String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ample( 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UseJNDI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Provider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It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ReadResponse( String 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BaseJMS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JMSSampler.setTopic( String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ReadResponseA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Provi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Username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isUseAu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JMSSampler.getIt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UseAuth( boolean use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UseJNDIProperties( String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JNDIInitial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UseJNDIPropertiesA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Iterations( Stri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Password( String p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getRea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JMSSampler.setJNDIIntialContextFactory( String i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